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50000036D6B53DC0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897cm" draw:z-index="0"><draw:image xlink:href="Pictures/10000000000004E50000036D6B53DC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39:39.247000000</meta:creation-date>
    <dc:date>2019-12-28T16:40:00.20300000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Windows_x86 LibreOffice_project/63150712c6d317d27ce2db16eb94c2f3d7b699f8</meta:generator>
  </office:meta>
</office:document-meta>
</file>